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f1df" officeooo:paragraph-rsid="0011f1df"/>
    </style:style>
    <style:style style:name="P2" style:family="paragraph" style:parent-style-name="Standard" style:list-style-name="L2">
      <style:text-properties officeooo:rsid="0011f1df" officeooo:paragraph-rsid="0011f1df"/>
    </style:style>
    <style:style style:name="P3" style:family="paragraph" style:parent-style-name="Standard">
      <style:text-properties officeooo:rsid="0011f1df" officeooo:paragraph-rsid="0011f1df"/>
    </style:style>
    <style:style style:name="P4" style:family="paragraph" style:parent-style-name="Standard" style:list-style-name="L2">
      <style:text-properties officeooo:paragraph-rsid="0011f1df"/>
    </style:style>
    <style:style style:name="P5" style:family="paragraph" style:parent-style-name="Standard" style:list-style-name="L2">
      <style:text-properties officeooo:paragraph-rsid="00152c67"/>
    </style:style>
    <style:style style:name="P6" style:family="paragraph" style:parent-style-name="Standard">
      <style:text-properties officeooo:paragraph-rsid="0011f1df"/>
    </style:style>
    <style:style style:name="P7" style:family="paragraph" style:parent-style-name="Standard" style:list-style-name="L1">
      <style:text-properties officeooo:rsid="00152c67" officeooo:paragraph-rsid="00152c67"/>
    </style:style>
    <style:style style:name="P8" style:family="paragraph" style:parent-style-name="Standard">
      <style:text-properties officeooo:rsid="001627ad" officeooo:paragraph-rsid="001627ad"/>
    </style:style>
    <style:style style:name="P9" style:family="paragraph" style:parent-style-name="Standard">
      <style:text-properties fo:font-weight="bold" officeooo:rsid="00152c67" officeooo:paragraph-rsid="00152c67" style:font-weight-asian="bold" style:font-weight-complex="bold"/>
    </style:style>
    <style:style style:name="P10" style:family="paragraph" style:parent-style-name="Standard">
      <style:text-properties fo:font-weight="bold" officeooo:paragraph-rsid="0011f1df" style:font-weight-asian="bold" style:font-weight-complex="bold"/>
    </style:style>
    <style:style style:name="P11" style:family="paragraph" style:parent-style-name="Standard">
      <style:text-properties fo:font-weight="bold" officeooo:rsid="001627ad" officeooo:paragraph-rsid="001627ad" style:font-weight-asian="bold" style:font-weight-complex="bold"/>
    </style:style>
    <style:style style:name="P12" style:family="paragraph" style:parent-style-name="Standard">
      <style:text-properties fo:font-weight="bold" officeooo:rsid="001791a1" officeooo:paragraph-rsid="001791a1" style:font-weight-asian="bold" style:font-weight-complex="bold"/>
    </style:style>
    <style:style style:name="P13" style:family="paragraph" style:parent-style-name="Standard">
      <style:text-properties fo:font-weight="bold" officeooo:rsid="0011f1df" officeooo:paragraph-rsid="0011f1df" style:font-weight-asian="bold" style:font-weight-complex="bold"/>
    </style:style>
    <style:style style:name="P14" style:family="paragraph" style:parent-style-name="Standard">
      <style:text-properties officeooo:rsid="001791a1" officeooo:paragraph-rsid="001791a1"/>
    </style:style>
    <style:style style:name="T1" style:family="text">
      <style:text-properties officeooo:rsid="00138d56"/>
    </style:style>
    <style:style style:name="T2" style:family="text">
      <style:text-properties officeooo:rsid="0011f1df"/>
    </style:style>
    <style:style style:name="T3" style:family="text">
      <style:text-properties officeooo:rsid="00152c67"/>
    </style:style>
    <style:style style:name="T4" style:family="text">
      <style:text-properties fo:font-weight="bold" officeooo:rsid="00138d56" style:font-weight-asian="bold" style:font-weight-complex="bold"/>
    </style:style>
    <style:style style:name="T5" style:family="text">
      <style:text-properties fo:font-weight="bold" officeooo:rsid="0011f1df" style:font-weight-asian="bold" style:font-weight-complex="bold"/>
    </style:style>
    <style:style style:name="T6" style:family="text">
      <style:text-properties officeooo:rsid="001791a1"/>
    </style:style>
    <style:style style:name="T7" style:family="text">
      <style:text-properties officeooo:rsid="001864e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utomated Irrigation System</text:p>
      <text:p text:style-name="P1"/>
      <text:p text:style-name="P6"><text:span text:style-name="T1">Goal</text:span><text:span text:style-name="T2">: </text:span><text:span text:style-name="T1">indoor</text:span><text:span text:style-name="T2"> / </text:span><text:span text:style-name="T1">garden</text:span><text:span text:style-name="T2"> </text:span><text:span text:style-name="T1">plants</text:span><text:span text:style-name="T2"> </text:span><text:span text:style-name="T1">automatization</text:span><text:span text:style-name="T2">. </text:span></text:p>
      <text:p text:style-name="P1"/>
      <text:p text:style-name="P10"><text:span text:style-name="T1">Tasks</text:span><text:span text:style-name="T2">:</text:span></text:p>
      <text:list xml:id="list2056894296" text:style-name="L1">
        <text:list-item>
          <text:p text:style-name="P7">Measure soil moisture</text:p>
        </text:list-item>
        <text:list-item>
          <text:p text:style-name="P7">Measure temperature</text:p>
        </text:list-item>
        <text:list-item>
          <text:p text:style-name="P7">Measure light</text:p>
        </text:list-item>
        <text:list-item>
          <text:p text:style-name="P7">Drive Irrigation pump</text:p>
        </text:list-item>
        <text:list-item>
          <text:p text:style-name="P7">log data</text:p>
        </text:list-item>
      </text:list>
      <text:p text:style-name="P1"/>
      <text:p text:style-name="P6"><text:span text:style-name="T4">Plan</text:span><text:span text:style-name="T5">:</text:span><text:span text:style-name="T2"> </text:span></text:p>
      <text:list xml:id="list2571357674" text:style-name="L2">
        <text:list-item>
          <text:p text:style-name="P5"><text:span text:style-name="T3">Moisture</text:span><text:span text:style-name="T2">: 555 timer RC </text:span><text:span text:style-name="T3">capacitance measure</text:span></text:p>
        </text:list-item>
        <text:list-item>
          <text:p text:style-name="P2"><text:span text:style-name="T3">Temperature</text:span>: <text:span text:style-name="T3">in box measurement</text:span></text:p>
        </text:list-item>
        <text:list-item>
          <text:p text:style-name="P4"><text:span text:style-name="T3">Light</text:span><text:span text:style-name="T2">: </text:span><text:span text:style-name="T3">in box measurement</text:span></text:p>
        </text:list-item>
        <text:list-item>
          <text:p text:style-name="P2"><text:span text:style-name="T3">Watering pump</text:span>: common source <text:span text:style-name="T3">motor drive circuit</text:span></text:p>
        </text:list-item>
      </text:list>
      <text:p text:style-name="P1"/>
      <text:p text:style-name="P1"><text:span text:style-name="T3">Controller</text:span>: EFM32GG Giant Gecko Starter Kit</text:p>
      <text:p text:style-name="P1">IDE: Simplicity Studio 5 IDE</text:p>
      <text:p text:style-name="P1"><text:span text:style-name="T3">PCB editor</text:span>: KiCAD</text:p>
      <text:p text:style-name="P1"/>
      <text:p text:style-name="P8">The microcontroller drives the sensorts, and reads temperature, moisture and light data. Based on measured data, the controller drives an external pump, to irrigate the plants soil.</text:p>
      <text:p text:style-name="P1"/>
      <text:p text:style-name="P11">Temperature sensor:</text:p>
      <text:p text:style-name="P14"/>
      <text:p text:style-name="P8">The used IC for temperature measurement is an LM75C. The chip uses I2C bus to communicate with the controller.</text:p>
      <text:p text:style-name="P8"/>
      <text:p text:style-name="P11">Moisture sensor:</text:p>
      <text:p text:style-name="P1"/>
      <text:p text:style-name="P8">Moisture measuring method is based on capacitance measurement. The measurement is based on a TLC555 <text:span text:style-name="T6">timer IC in astable mode. </text:span></text:p>
      <text:p text:style-name="P8"/>
      <text:p text:style-name="P12">Light sensor:</text:p>
      <text:p text:style-name="P1"/>
      <text:p text:style-name="P14">Light measurement is done via VEML7700 IC.</text:p>
      <text:p text:style-name="P1"/>
      <text:p text:style-name="P13">-Schematic:</text:p>
      <text:p text:style-name="P1"/>
      <text:p text:style-name="P1"/>
      <text:p text:style-name="P13">-PCB layout:</text:p>
      <text:p text:style-name="P1"/>
      <text:p text:style-name="P1"/>
      <text:p text:style-name="P10"><text:span text:style-name="T2">-</text:span><text:span text:style-name="T7">Prototype Hardware</text:span><text:span text:style-name="T2">: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6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26" meta:word-count="151" meta:character-count="964" meta:non-whitespace-character-count="845"/>
  </office:meta>
</office:document-meta>
</file>